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4" style:family="paragraph" style:parent-style-name="Standard">
      <style:paragraph-properties style:shadow="none" fo:keep-with-next="always"/>
    </style:style>
    <style:style style:name="P5" style:family="paragraph" style:parent-style-name="texteDecision">
      <style:paragraph-properties style:shadow="none" fo:keep-with-next="always"/>
    </style:style>
    <style:style style:name="P6" style:family="paragraph" style:parent-style-name="Table_20_Contents_20_left">
      <style:paragraph-properties fo:line-height="100%"/>
    </style:style>
    <style:style style:name="P7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8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Arial1" fo:font-size="10pt" fo:font-weight="normal"/>
    </style:style>
    <style:style style:name="P9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fo:font-weight="normal"/>
    </style:style>
    <style:style style:name="P10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</style:style>
    <style:style style:name="P11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</style:style>
    <style:style style:name="P12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3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4" style:family="paragraph" style:parent-style-name="Text_20_body" style:master-page-name="">
      <style:paragraph-properties fo:text-align="justify" style:justify-single-word="false" fo:keep-together="always" style:page-number="auto" style:shadow="none" fo:keep-with-next="always"/>
      <style:text-properties style:font-name="Arial" fo:font-size="10pt" style:font-size-asian="10pt" style:font-size-complex="10pt"/>
    </style:style>
    <style:style style:name="P15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AL_reference_decision#%</text:p>
      <text:p text:style-name="P3">%#include AL_tableau_decision#%</text:p>
      <text:p text:style-name="P6">%#include AL/decision/tableMontants#%</text:p>
      <text:p text:style-name="P6">%#include AL/decision/tableNaissance#%</text:p>
      <text:p text:style-name="P7">%=<text:span text:style-name="T1">remLineWhenBlank(</text:span>type_droit_agricole,-1)=%</text:p>
      <text:p text:style-name="P11">%=<text:span text:style-name="T1">remLineWhenBlank(texte_paragraphe_libre,-1)=%</text:span></text:p>
      <text:p text:style-name="P12">%=remLineWhenBlank(texte_paragraphe_adi, -1)=%</text:p>
      <text:p text:style-name="P12">%=remLineWhenBlank(texte_para_trav_agri,-1)=%</text:p>
      <text:p text:style-name="P8">%=remLineWhenBlank(texte_paragraphe_droitAcquis, -1)=%</text:p>
      <text:p text:style-name="P9">%=remLineWhenBlank(texte_paragraphe_1, -1)=%</text:p>
      <text:p text:style-name="P10">%=<text:span text:style-name="T1">remLineWhenBlank(texte_paragraphe_2, -1)</text:span>=%</text:p>
      <text:p text:style-name="P14">%=remLineWhenBlank(texte_paragraphe_3, -1)=%</text:p>
      <text:p text:style-name="P5"/>
      <text:p text:style-name="P5"/>
      <text:p text:style-name="P4">%#include AL/commun/signatures/standard#%</text:p>
      <text:p text:style-name="P4">%=pushToEnd()=%</text:p>
      <text:p text:style-name="P4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creator>Benjamin Schwebel</dc:creator>
    <dc:date>2022-10-02T22:17:31.61</dc:date>
    <meta:editing-cycles>320</meta:editing-cycles>
    <meta:editing-duration>PT18H1M19S</meta:editing-duration>
    <meta:document-statistic meta:table-count="0" meta:image-count="0" meta:object-count="0" meta:page-count="1" meta:paragraph-count="17" meta:word-count="29" meta:character-count="648"/>
    <meta:user-defined meta:name="Info 1"/>
    <meta:user-defined meta:name="Info 2"/>
    <meta:user-defined meta:name="Info 3"/>
    <meta:user-defined meta:name="Info 4"/>
  </office:meta>
</office:document-meta>
</file>